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066cm" fo:margin-left="-0.794cm" fo:margin-right="-0.351cm" fo:margin-top="0cm" fo:margin-bottom="0cm" style:page-number="auto" table:align="margins" style:writing-mode="lr-tb"/>
    </style:style>
    <style:style style:name="Table1.A" style:family="table-column">
      <style:table-column-properties style:column-width="15.584cm" style:rel-column-width="8835*"/>
    </style:style>
    <style:style style:name="Table1.B" style:family="table-column">
      <style:table-column-properties style:column-width="0.132cm" style:rel-column-width="75*"/>
    </style:style>
    <style:style style:name="Table1.D" style:family="table-column">
      <style:table-column-properties style:column-width="0.185cm" style:rel-column-width="105*"/>
    </style:style>
    <style:style style:name="Table1.F" style:family="table-column">
      <style:table-column-properties style:column-width="0.212cm" style:rel-column-width="120*"/>
    </style:style>
    <style:style style:name="Table1.H" style:family="table-column">
      <style:table-column-properties style:column-width="0.556cm" style:rel-column-width="315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ffffff" fo:padding="0cm" fo:border="0.026cm solid #cccccc">
        <style:background-image/>
      </style:table-cell-properties>
    </style:style>
    <style:style style:name="Table1.B1" style:family="table-cell">
      <style:table-cell-properties style:vertical-align="bottom" fo:padding="0cm" fo:border="0.026cm solid #cccccc"/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en" style:country-asian="IN" style:font-name-complex="Times New Roman1" style:font-size-complex="10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444444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444444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6" style:family="paragraph" style:parent-style-name="Preformatted_20_Text">
      <style:paragraph-properties fo:margin-top="0cm" fo:margin-bottom="0cm" fo:line-height="100%"/>
    </style:style>
    <style:style style:name="P7" style:family="paragraph" style:parent-style-name="Preformatted_20_Text">
      <style:paragraph-properties fo:margin-top="0cm" fo:margin-bottom="0cm" fo:line-height="100%"/>
      <style:text-properties fo:font-variant="normal" fo:text-transform="none" fo:color="#eeeeee" fo:letter-spacing="normal"/>
    </style:style>
    <style:style style:name="T1" style:family="text">
      <style:text-properties fo:color="#444444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2" style:family="text">
      <style:text-properties fo:color="#444444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3" style:family="text">
      <style:text-properties fo:color="#444444" style:font-name="Arial1" fo:font-size="13pt" fo:font-style="normal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4" style:family="text">
      <style:text-properties style:font-name="monospace" fo:font-size="12pt" fo:font-style="normal" fo:font-weight="normal"/>
    </style:style>
    <style:style style:name="T5" style:family="text">
      <style:text-properties fo:font-variant="normal" fo:text-transform="none" fo:color="#eeeeee" style:font-name="monospace" fo:font-size="12pt" fo:letter-spacing="normal" fo:font-style="normal" fo:font-weight="normal"/>
    </style:style>
    <style:style style:name="T6" style:family="text">
      <style:text-properties fo:font-variant="normal" fo:text-transform="none" fo:color="#444444" style:font-name="Arial1" fo:font-size="13pt" fo:letter-spacing="normal" fo:font-style="normal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column table:style-name="Table1.B"/>
        <table:table-column table:style-name="Table1.H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. Write an SQL query to fetch “FIRST_NAME” from Worker table using the alias name as &lt;WORKER_NAME&gt;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FIRST_NAME AS WORKER_NAME from Worker;</text:span></text:p>
            <text:p text:style-name="P3"><text:span text:style-name="T2">+-------------+</text:span></text:p>
            <text:p text:style-name="P3"><text:span text:style-name="T2">| WORKER_NAME |</text:span></text:p>
            <text:p text:style-name="P3"><text:span text:style-name="T2">+-------------+</text:span></text:p>
            <text:p text:style-name="P3"><text:span text:style-name="T2">| Monika <text:s text:c="5"/>|</text:span></text:p>
            <text:p text:style-name="P3"><text:span text:style-name="T2">| Niharika <text:s text:c="3"/>|</text:span></text:p>
            <text:p text:style-name="P3"><text:span text:style-name="T2">| Vishal <text:s text:c="5"/>|</text:span></text:p>
            <text:p text:style-name="P3"><text:span text:style-name="T2">| Amitabh <text:s text:c="4"/>|</text:span></text:p>
            <text:p text:style-name="P3"><text:span text:style-name="T2">| Vivek <text:s text:c="6"/>|</text:span></text:p>
            <text:p text:style-name="P3"><text:span text:style-name="T2">| Vipul <text:s text:c="6"/>|</text:span></text:p>
            <text:p text:style-name="P3"><text:span text:style-name="T2">| Satish <text:s text:c="5"/>|</text:span></text:p>
            <text:p text:style-name="P3"><text:span text:style-name="T2">| Geetika <text:s text:c="4"/>|</text:span></text:p>
            <text:p text:style-name="P3"><text:span text:style-name="T2">+-------------+</text:span></text:p>
            <text:p text:style-name="P3"><text:span text:style-name="T2">8 rows in set (0.33 sec)</text:span></text:p>
            <text:p text:style-name="P3"><text:span text:style-name="T2"/></text:p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. Write an SQL query to fetch “FIRST_NAME” from Worker table in upper cas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upper(FIRST_NAME) from Worker;</text:span></text:p>
            <text:p text:style-name="P3"><text:span text:style-name="T2">+-------------------+</text:span></text:p>
            <text:p text:style-name="P3"><text:span text:style-name="T2">| upper(FIRST_NAME) |</text:span></text:p>
            <text:p text:style-name="P3"><text:span text:style-name="T2">+-------------------+</text:span></text:p>
            <text:p text:style-name="P3"><text:span text:style-name="T2">| MONIKA <text:s text:c="11"/>|</text:span></text:p>
            <text:p text:style-name="P3"><text:span text:style-name="T2">| NIHARIKA <text:s text:c="9"/>|</text:span></text:p>
            <text:p text:style-name="P3"><text:span text:style-name="T2">| VISHAL <text:s text:c="11"/>|</text:span></text:p>
            <text:p text:style-name="P3"><text:span text:style-name="T2">| AMITABH <text:s text:c="10"/>|</text:span></text:p>
            <text:p text:style-name="P3"><text:span text:style-name="T2">| VIVEK <text:s text:c="12"/>|</text:span></text:p>
            <text:p text:style-name="P3"><text:span text:style-name="T2">| VIPUL <text:s text:c="12"/>|</text:span></text:p>
            <text:p text:style-name="P3"><text:span text:style-name="T2">| SATISH <text:s text:c="11"/>|</text:span></text:p>
            <text:p text:style-name="P3"><text:span text:style-name="T2">| GEETIKA <text:s text:c="10"/>|</text:span></text:p>
            <text:p text:style-name="P3"><text:span text:style-name="T2">+-------------------+</text:span></text:p>
            <text:p text:style-name="P3"><text:span text:style-name="T2">8 rows in set (0.02 sec)</text:span></text:p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. Write an SQL query to fetch unique values of DEPARTMENT from Worker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DEPARTMENT from Worker;</text:span></text:p>
            <text:p text:style-name="P3"><text:span text:style-name="T2">+------------+</text:span></text:p>
            <text:p text:style-name="P3"><text:soft-page-break/><text:span text:style-name="T2">| DEPARTMENT |</text:span></text:p>
            <text:p text:style-name="P3"><text:span text:style-name="T2">+------------+</text:span></text:p>
            <text:p text:style-name="P3"><text:span text:style-name="T2">| HR <text:s text:c="8"/>|</text:span></text:p>
            <text:p text:style-name="P3"><text:span text:style-name="T2">| Admin <text:s text:c="5"/>|</text:span></text:p>
            <text:p text:style-name="P3"><text:span text:style-name="T2">| Account <text:s text:c="3"/>|</text:span></text:p>
            <text:p text:style-name="P3"><text:span text:style-name="T2">+------------+</text:span></text:p>
            <text:p text:style-name="P3"><text:span text:style-name="T2">3 rows in set (0.01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. Write an SQL query to print the first three characters of FIRST_NAME from Worker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substring(FIRST_NAME,1,3) from Worker;</text:span></text:p>
            <text:p text:style-name="P3"><text:span text:style-name="T2">+---------------------------+</text:span></text:p>
            <text:p text:style-name="P3"><text:span text:style-name="T2">| substring(FIRST_NAME,1,3) |</text:span></text:p>
            <text:p text:style-name="P3"><text:span text:style-name="T2">+---------------------------+</text:span></text:p>
            <text:p text:style-name="P3"><text:span text:style-name="T2">| Mon <text:s text:c="22"/>|</text:span></text:p>
            <text:p text:style-name="P3"><text:span text:style-name="T2">| Nih <text:s text:c="22"/>|</text:span></text:p>
            <text:p text:style-name="P3"><text:span text:style-name="T2">| Vis <text:s text:c="22"/>|</text:span></text:p>
            <text:p text:style-name="P3"><text:span text:style-name="T2">| Ami <text:s text:c="22"/>|</text:span></text:p>
            <text:p text:style-name="P3"><text:span text:style-name="T2">| Viv <text:s text:c="22"/>|</text:span></text:p>
            <text:p text:style-name="P3"><text:span text:style-name="T2">| Vip <text:s text:c="22"/>|</text:span></text:p>
            <text:p text:style-name="P3"><text:span text:style-name="T2">| Sat <text:s text:c="22"/>|</text:span></text:p>
            <text:p text:style-name="P3"><text:span text:style-name="T2">| Gee <text:s text:c="22"/>|</text:span></text:p>
            <text:p text:style-name="P3"><text:span text:style-name="T2">+---------------------------+</text:span></text:p>
            <text:p text:style-name="P3"><text:span text:style-name="T2">8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5. Write an SQL query to find the position of the alphabet (‘a’) in the first name column ‘Amitabh’ from Worker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INSTR(FIRST_NAME, BINARY'a') from Worker where FIRST_NAME = 'Amitabh';</text:span></text:p>
            <text:p text:style-name="P3"><text:span text:style-name="T2">+------------------------------+</text:span></text:p>
            <text:p text:style-name="P3"><text:span text:style-name="T2">| INSTR(FIRST_NAME, BINARY'a') |</text:span></text:p>
            <text:p text:style-name="P3"><text:span text:style-name="T2">+------------------------------+</text:span></text:p>
            <text:p text:style-name="P3"><text:span text:style-name="T2">| <text:s text:c="27"/>1 |</text:span></text:p>
            <text:p text:style-name="P3"><text:span text:style-name="T2">+------------------------------+</text:span></text:p>
            <text:p text:style-name="P3"><text:span text:style-name="T2">1 row in set, 1 warning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6. Write an SQL query to print the FIRST_NAME from Worker table after removing white spaces from the right side.</text:span></text:p>
            <text:p text:style-name="P3"><text:span text:style-name="T2"/></text:p>
            <text:p text:style-name="P3"><text:span text:style-name="T2">mysql&gt; Select RTRIM(FIRST_NAME) from Worker;</text:span></text:p>
            <text:p text:style-name="P3"><text:span text:style-name="T2">+-------------------+</text:span></text:p>
            <text:p text:style-name="P3"><text:span text:style-name="T2">| RTRIM(FIRST_NAME) |</text:span></text:p>
            <text:p text:style-name="P3"><text:soft-page-break/><text:span text:style-name="T2">+-------------------+</text:span></text:p>
            <text:p text:style-name="P3"><text:span text:style-name="T2">| Monika <text:s text:c="11"/>|</text:span></text:p>
            <text:p text:style-name="P3"><text:span text:style-name="T2">| Niharika <text:s text:c="9"/>|</text:span></text:p>
            <text:p text:style-name="P3"><text:span text:style-name="T2">| Vishal <text:s text:c="11"/>|</text:span></text:p>
            <text:p text:style-name="P3"><text:span text:style-name="T2">| Amitabh <text:s text:c="10"/>|</text:span></text:p>
            <text:p text:style-name="P3"><text:span text:style-name="T2">| Vivek <text:s text:c="12"/>|</text:span></text:p>
            <text:p text:style-name="P3"><text:span text:style-name="T2">| Vipul <text:s text:c="12"/>|</text:span></text:p>
            <text:p text:style-name="P3"><text:span text:style-name="T2">| Satish <text:s text:c="11"/>|</text:span></text:p>
            <text:p text:style-name="P3"><text:span text:style-name="T2">| Geetika <text:s text:c="10"/>|</text:span></text:p>
            <text:p text:style-name="P3"><text:span text:style-name="T2">+-------------------+</text:span></text:p>
            <text:p text:style-name="P3"><text:span text:style-name="T2">8 rows in set (0.06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7. Write an SQL query to print the DEPARTMENT from Worker table after removing white spaces from the left sid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LTRIM(DEPARTMENT) from Worker;</text:span></text:p>
            <text:p text:style-name="P3"><text:span text:style-name="T2">+-------------------+</text:span></text:p>
            <text:p text:style-name="P3"><text:span text:style-name="T2">| LTRIM(DEPARTMENT) |</text:span></text:p>
            <text:p text:style-name="P3"><text:span text:style-name="T2">+-------------------+</text:span></text:p>
            <text:p text:style-name="P3"><text:span text:style-name="T2">| HR <text:s text:c="15"/>|</text:span></text:p>
            <text:p text:style-name="P3"><text:span text:style-name="T2">| Admin <text:s text:c="12"/>|</text:span></text:p>
            <text:p text:style-name="P3"><text:span text:style-name="T2">| HR <text:s text:c="15"/>|</text:span></text:p>
            <text:p text:style-name="P3"><text:span text:style-name="T2">| Admin <text:s text:c="12"/>|</text:span></text:p>
            <text:p text:style-name="P3"><text:span text:style-name="T2">| Admin <text:s text:c="12"/>|</text:span></text:p>
            <text:p text:style-name="P3"><text:span text:style-name="T2">| Account <text:s text:c="10"/>|</text:span></text:p>
            <text:p text:style-name="P3"><text:span text:style-name="T2">| Account <text:s text:c="10"/>|</text:span></text:p>
            <text:p text:style-name="P3"><text:span text:style-name="T2">| Admin <text:s text:c="12"/>|</text:span></text:p>
            <text:p text:style-name="P3"><text:span text:style-name="T2">+-------------------+</text:span></text:p>
            <text:p text:style-name="P3"><text:span text:style-name="T2">8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8. Write an SQL query that fetches the unique values of DEPARTMENT from Worker table and prints its length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length(DEPARTMENT) from Worker;</text:span></text:p>
            <text:p text:style-name="P3"><text:span text:style-name="T2">+--------------------+</text:span></text:p>
            <text:p text:style-name="P3"><text:span text:style-name="T2">| length(DEPARTMENT) |</text:span></text:p>
            <text:p text:style-name="P3"><text:span text:style-name="T2">+--------------------+</text:span></text:p>
            <text:p text:style-name="P3"><text:span text:style-name="T2">| <text:s text:c="17"/>2 |</text:span></text:p>
            <text:p text:style-name="P3"><text:span text:style-name="T2">| <text:s text:c="17"/>5 |</text:span></text:p>
            <text:p text:style-name="P3"><text:span text:style-name="T2">| <text:s text:c="17"/>7 |</text:span></text:p>
            <text:p text:style-name="P3"><text:span text:style-name="T2">+--------------------+</text:span></text:p>
            <text:p text:style-name="P3"><text:span text:style-name="T2">3 rows in set (0.00 sec)</text:span></text:p>
            <text:p text:style-name="P3"><text:span text:style-name="T2"/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Q-9. Write an SQL query to print the FIRST_NAME from Worker table after replacing ‘a’ with ‘A’.</text:span></text:p>
            <text:p text:style-name="P3"><text:span text:style-name="T2"/></text:p>
            <text:p text:style-name="P3"><text:span text:style-name="T2">mysql&gt; Select REPLACE(FIRST_NAME,'a','A') from Worker;</text:span></text:p>
            <text:p text:style-name="P3"><text:span text:style-name="T2">+-----------------------------+</text:span></text:p>
            <text:p text:style-name="P3"><text:span text:style-name="T2">| REPLACE(FIRST_NAME,'a','A') |</text:span></text:p>
            <text:p text:style-name="P3"><text:span text:style-name="T2">+-----------------------------+</text:span></text:p>
            <text:p text:style-name="P3"><text:span text:style-name="T2">| MonikA <text:s text:c="21"/>|</text:span></text:p>
            <text:p text:style-name="P3"><text:span text:style-name="T2">| NihArikA <text:s text:c="19"/>|</text:span></text:p>
            <text:p text:style-name="P3"><text:span text:style-name="T2">| VishAl <text:s text:c="21"/>|</text:span></text:p>
            <text:p text:style-name="P3"><text:span text:style-name="T2">| AmitAbh <text:s text:c="20"/>|</text:span></text:p>
            <text:p text:style-name="P3"><text:span text:style-name="T2">| Vivek <text:s text:c="22"/>|</text:span></text:p>
            <text:p text:style-name="P3"><text:span text:style-name="T2">| Vipul <text:s text:c="22"/>|</text:span></text:p>
            <text:p text:style-name="P3"><text:span text:style-name="T2">| SAtish <text:s text:c="21"/>|</text:span></text:p>
            <text:p text:style-name="P3"><text:span text:style-name="T2">| GeetikA <text:s text:c="20"/>|</text:span></text:p>
            <text:p text:style-name="P3"><text:span text:style-name="T2">+-----------------------------+</text:span></text:p>
            <text:p text:style-name="P3"><text:span text:style-name="T2">8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0.Write an SQL query to print the FIRST_NAME and LAST_NAME from Worker table into a single column COMPLETE_NAME. A space char should separate them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CONCAT(FIRST_NAME, ' ', LAST_NAME) AS 'COMPLETE_NAME' from Worker;</text:span></text:p>
            <text:p text:style-name="P3"><text:span text:style-name="T2">+-----------------+</text:span></text:p>
            <text:p text:style-name="P3"><text:span text:style-name="T2">| COMPLETE_NAME <text:s text:c="2"/>|</text:span></text:p>
            <text:p text:style-name="P3"><text:span text:style-name="T2">+-----------------+</text:span></text:p>
            <text:p text:style-name="P3"><text:span text:style-name="T2">| Monika Arora <text:s text:c="3"/>|</text:span></text:p>
            <text:p text:style-name="P3"><text:span text:style-name="T2">| Niharika Verma <text:s/>|</text:span></text:p>
            <text:p text:style-name="P3"><text:span text:style-name="T2">| Vishal Singhal <text:s/>|</text:span></text:p>
            <text:p text:style-name="P3"><text:span text:style-name="T2">| Amitabh Singh <text:s text:c="2"/>|</text:span></text:p>
            <text:p text:style-name="P3"><text:span text:style-name="T2">| Vivek Bhati <text:s text:c="4"/>|</text:span></text:p>
            <text:p text:style-name="P3"><text:span text:style-name="T2">| Vipul Diwan <text:s text:c="4"/>|</text:span></text:p>
            <text:p text:style-name="P3"><text:span text:style-name="T2">| Satish Kumar <text:s text:c="3"/>|</text:span></text:p>
            <text:p text:style-name="P3"><text:span text:style-name="T2">| Geetika Chauhan |</text:span></text:p>
            <text:p text:style-name="P3"><text:span text:style-name="T2">+-----------------+</text:span></text:p>
            <text:p text:style-name="P3"><text:span text:style-name="T2">8 rows in set (0.01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1. Write an SQL query to print all Worker details from the Worker table order by FIRST_NAME Ascending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order by FIRST_NAME asc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</text:span><text:soft-page-break/><text:span text:style-name="T2">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| <text:s text:c="8"/>6 | Vipul <text:s text:c="5"/>| Diwan <text:s text:c="4"/>| 200000 | 2014-06-11 09:00:00 | Account <text:s text:c="3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8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2. Write an SQL query to print all Worker details from the Worker table order by FIRST_NAME Ascending and DEPARTMENT Descending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order by FIRST_NAME asc,DEPARTMENT desc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| <text:s text:c="8"/>6 | Vipul <text:s text:c="5"/>| Diwan <text:s text:c="4"/>| 200000 | 2014-06-11 09:00:00 | Account <text:s text:c="3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8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3. Write an SQL query to print details for Workers with the first name as “Vipul” and “Satish” from Worker table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oft-page-break/><text:span text:style-name="T2">mysql&gt; Select * from Worker where FIRST_NAME in ('Vipul','Satish')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6 | Vipul <text:s text:c="5"/>| Diwan <text:s text:c="4"/>| 200000 | 2014-06-11 09:00:00 | Account <text:s text:c="3"/>|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+-----------+------------+-----------+--------+---------------------+------------+</text:span></text:p>
            <text:p text:style-name="P3"><text:span text:style-name="T2">2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4. Write an SQL query to print details of workers excluding first names, “Vipul” and “Satish” from Worker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FIRST_NAME not in ('Vipul','Satish')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6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5. Write an SQL query to print details of Workers with DEPARTMENT name as “Admin”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DEPARTMENT like 'Admin%'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oft-page-break/><text:span text:style-name="T2">+-----------+------------+-----------+--------+---------------------+------------+</text:span></text:p>
            <text:p text:style-name="P3"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6. Write an SQL query to print details of the Workers whose FIRST_NAME contains ‘a’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FIRST_NAME like '%a%'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6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7. Write an SQL query to print details of the Workers whose FIRST_NAME ends with ‘a’.</text:span></text:p>
            <text:p text:style-name="P3"><text:span text:style-name="T2"/></text:p>
            <text:p text:style-name="P3"><text:span text:style-name="T2">mysql&gt; Select * from Worker where FIRST_NAME like '%a'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3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8. Write an SQL query to print details of the Workers whose FIRST_NAME ends with ‘h’ and contains six alphabets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FIRST_NAME like '_____h'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oft-page-break/><text:span text:style-name="T2">+-----------+------------+-----------+--------+---------------------+------------+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+-----------+------------+-----------+--------+---------------------+------------+</text:span></text:p>
            <text:p text:style-name="P3"><text:span text:style-name="T2">1 row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19. Write an SQL query to print details of the Workers whose SALARY lies between 100000 and 500000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SALARY between 100000 and 500000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| <text:s text:c="8"/>6 | Vipul <text:s text:c="5"/>| Diwan <text:s text:c="4"/>| 200000 | 2014-06-11 09:00:00 | Account <text:s text:c="3"/>|</text:span></text:p>
            <text:p text:style-name="P3"><text:span text:style-name="T2">+-----------+------------+-----------+--------+---------------------+------------+</text:span></text:p>
            <text:p text:style-name="P3"><text:span text:style-name="T2">5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0. Write an SQL query to print details of the Workers who have joined in Feb’2014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year(JOINING_DATE) = 2014 and month(JOINING_DATE) = 2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3 rows in set (0.05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1. Write an SQL query to fetch the count of employees working in the department ‘Admin’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COUNT(*) FROM worker WHERE DEPARTMENT = </text:span><text:soft-page-break/><text:span text:style-name="T2">'Admin';</text:span></text:p>
            <text:p text:style-name="P3"><text:span text:style-name="T2">+----------+</text:span></text:p>
            <text:p text:style-name="P3"><text:span text:style-name="T2">| COUNT(*) |</text:span></text:p>
            <text:p text:style-name="P3"><text:span text:style-name="T2">+----------+</text:span></text:p>
            <text:p text:style-name="P3"><text:span text:style-name="T2">| <text:s text:c="7"/>4 |</text:span></text:p>
            <text:p text:style-name="P3"><text:span text:style-name="T2">+----------+</text:span></text:p>
            <text:p text:style-name="P3"><text:span text:style-name="T2">1 row in set (0.03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2. Write an SQL query to fetch worker names with salaries &gt;= 50000 and &lt;= 100000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CONCAT(FIRST_NAME, ' ', LAST_NAME) As Worker_Name, Salary</text:span></text:p>
            <text:p text:style-name="P3"><text:span text:style-name="T2"><text:s text:c="4"/>-&gt; FROM worker</text:span></text:p>
            <text:p text:style-name="P3"><text:span text:style-name="T2"><text:s text:c="4"/>-&gt; WHERE WORKER_ID IN</text:span></text:p>
            <text:p text:style-name="P3"><text:span text:style-name="T2"><text:s text:c="4"/>-&gt; (SELECT WORKER_ID FROM worker</text:span></text:p>
            <text:p text:style-name="P3"><text:span text:style-name="T2"><text:s text:c="4"/>-&gt; WHERE Salary BETWEEN 50000 AND 100000);</text:span></text:p>
            <text:p text:style-name="P3"><text:span text:style-name="T2">+-----------------+--------+</text:span></text:p>
            <text:p text:style-name="P3"><text:span text:style-name="T2">| Worker_Name <text:s text:c="4"/>| Salary |</text:span></text:p>
            <text:p text:style-name="P3"><text:span text:style-name="T2">+-----------------+--------+</text:span></text:p>
            <text:p text:style-name="P3"><text:span text:style-name="T2">| Monika Arora <text:s text:c="3"/>| 100000 |</text:span></text:p>
            <text:p text:style-name="P3"><text:span text:style-name="T2">| Niharika Verma <text:s/>| <text:s/>80000 |</text:span></text:p>
            <text:p text:style-name="P3"><text:span text:style-name="T2">| Satish Kumar <text:s text:c="3"/>| <text:s/>75000 |</text:span></text:p>
            <text:p text:style-name="P3"><text:span text:style-name="T2">| Geetika Chauhan | <text:s/>90000 |</text:span></text:p>
            <text:p text:style-name="P3"><text:span text:style-name="T2">+-----------------+--------+</text:span></text:p>
            <text:p text:style-name="P3"><text:span text:style-name="T2">4 rows in set (0.01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3. Write an SQL query to fetch the no. of workers for each department in the descending order.</text:span></text:p>
            <text:p text:style-name="P3"><text:span text:style-name="T2"/></text:p>
            <text:p text:style-name="P3"><text:span text:style-name="T2">mysql&gt; SELECT DEPARTMENT, count(WORKER_ID) No_Of_Workers</text:span></text:p>
            <text:p text:style-name="P3"><text:span text:style-name="T2"><text:s text:c="4"/>-&gt; FROM worker</text:span></text:p>
            <text:p text:style-name="P3"><text:span text:style-name="T2"><text:s text:c="4"/>-&gt; GROUP BY DEPARTMENT</text:span></text:p>
            <text:p text:style-name="P3"><text:span text:style-name="T2"><text:s text:c="4"/>-&gt; ORDER BY No_Of_Workers DESC;</text:span></text:p>
            <text:p text:style-name="P3"><text:span text:style-name="T2">+------------+---------------+</text:span></text:p>
            <text:p text:style-name="P3"><text:span text:style-name="T2">| DEPARTMENT | No_Of_Workers |</text:span></text:p>
            <text:p text:style-name="P3"><text:span text:style-name="T2">+------------+---------------+</text:span></text:p>
            <text:p text:style-name="P3"><text:span text:style-name="T2">| Admin <text:s text:c="5"/>| <text:s text:c="12"/>4 |</text:span></text:p>
            <text:p text:style-name="P3"><text:span text:style-name="T2">| HR <text:s text:c="8"/>| <text:s text:c="12"/>2 |</text:span></text:p>
            <text:p text:style-name="P3"><text:span text:style-name="T2">| Account <text:s text:c="3"/>| <text:s text:c="12"/>2 |</text:span></text:p>
            <text:p text:style-name="P3"><text:span text:style-name="T2">+------------+---------------+</text:span></text:p>
            <text:p text:style-name="P3"><text:span text:style-name="T2">3 rows in set (0.00 sec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Q-24. Write an SQL query to print details of the Workers who are also Managers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W.FIRST_NAME, T.WORKER_TITLE</text:span></text:p>
            <text:p text:style-name="P3"><text:span text:style-name="T2"><text:s text:c="4"/>-&gt; FROM Worker W</text:span></text:p>
            <text:p text:style-name="P3"><text:span text:style-name="T2"><text:s text:c="4"/>-&gt; INNER JOIN Title T</text:span></text:p>
            <text:p text:style-name="P3"><text:span text:style-name="T2"><text:s text:c="4"/>-&gt; ON W.WORKER_ID = T.WORKER_REF_ID</text:span></text:p>
            <text:p text:style-name="P3"><text:span text:style-name="T2"><text:s text:c="4"/>-&gt; AND T.WORKER_TITLE in ('Manager');</text:span></text:p>
            <text:p text:style-name="P3"><text:span text:style-name="T2">+------------+--------------+</text:span></text:p>
            <text:p text:style-name="P3"><text:span text:style-name="T2">| FIRST_NAME | WORKER_TITLE |</text:span></text:p>
            <text:p text:style-name="P3"><text:span text:style-name="T2">+------------+--------------+</text:span></text:p>
            <text:p text:style-name="P3"><text:span text:style-name="T2">| Monika <text:s text:c="4"/>| Manager <text:s text:c="5"/>|</text:span></text:p>
            <text:p text:style-name="P3"><text:span text:style-name="T2">| Vivek <text:s text:c="5"/>| Manager <text:s text:c="5"/>|</text:span></text:p>
            <text:p text:style-name="P3"><text:span text:style-name="T2">+------------+--------------+</text:span></text:p>
            <text:p text:style-name="P3"><text:span text:style-name="T2">2 rows in set (0.02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5. Write an SQL query to fetch duplicate records having matching data in some fields of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WORKER_TITLE, AFFECTED_FROM, COUNT(*)</text:span></text:p>
            <text:p text:style-name="P3"><text:span text:style-name="T2"><text:s text:c="4"/>-&gt; FROM Title</text:span></text:p>
            <text:p text:style-name="P3"><text:span text:style-name="T2"><text:s text:c="4"/>-&gt; GROUP BY WORKER_TITLE, AFFECTED_FROM</text:span></text:p>
            <text:p text:style-name="P3"><text:span text:style-name="T2"><text:s text:c="4"/>-&gt; HAVING COUNT(*) &gt; 1;</text:span></text:p>
            <text:p text:style-name="P3"><text:span text:style-name="T2">+--------------+---------------------+----------+</text:span></text:p>
            <text:p text:style-name="P3"><text:span text:style-name="T2">| WORKER_TITLE | AFFECTED_FROM <text:s text:c="6"/>| COUNT(*) |</text:span></text:p>
            <text:p text:style-name="P3"><text:span text:style-name="T2">+--------------+---------------------+----------+</text:span></text:p>
            <text:p text:style-name="P3"><text:span text:style-name="T2">| Executive <text:s text:c="3"/>| 2016-06-11 00:00:00 | <text:s text:c="7"/>3 |</text:span></text:p>
            <text:p text:style-name="P3"><text:span text:style-name="T2">| Lead <text:s text:c="8"/>| 2016-06-11 00:00:00 | <text:s text:c="7"/>2 |</text:span></text:p>
            <text:p text:style-name="P3"><text:span text:style-name="T2">+--------------+---------------------+----------+</text:span></text:p>
            <text:p text:style-name="P3"><text:span text:style-name="T2">2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6. Write an SQL query to show only odd rows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MOD (WORKER_ID, 2) &lt;&gt; 0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5 | Vivek <text:s text:c="5"/>| Bhati <text:s text:c="4"/>| 500000 | 2014-06-11 09:00:00 | Admin <text:s text:c="5"/>|</text:span></text:p>
            <text:p text:style-name="P3"><text:span text:style-name="T2">| <text:s text:c="8"/>7 | Satish <text:s text:c="4"/>| Kumar <text:s text:c="4"/>| <text:s/>75000 | 2014-01-20 09:00:00 | Account <text:s text:c="3"/>|</text:span></text:p>
            <text:p text:style-name="P3"><text:span text:style-name="T2">+-----------+------------+-----------+--------+---------------------+------------+</text:span></text:p>
            <text:p text:style-name="P3"><text:soft-page-break/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7. Write an SQL query to show only even rows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MOD (WORKER_ID, 2) = 0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| <text:s text:c="8"/>6 | Vipul <text:s text:c="5"/>| Diwan <text:s text:c="4"/>| 200000 | 2014-06-11 09:00:00 | Account <text:s text:c="3"/>|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8. Write an SQL query to clone a new table from another table.</text:span></text:p>
            <text:p text:style-name="P3"><text:span text:style-name="T2">mysql&gt; CREATE TABLE WorkerClone LIKE Worker;</text:span></text:p>
            <text:p text:style-name="P3"><text:span text:style-name="T2">Query OK, 0 rows affected (1.52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29. Write an SQL query to fetch intersecting records of two tables.</text:span></text:p>
            <text:p text:style-name="P3"><text:span text:style-name="T2"/></text:p>
            <text:p text:style-name="P3"><text:span text:style-name="T2">mysql&gt; (SELECT * FROM Worker)</text:span></text:p>
            <text:p text:style-name="P3"><text:span text:style-name="T2"><text:s text:c="4"/>-&gt; INTERSECT</text:span></text:p>
            <text:p text:style-name="P3"><text:span text:style-name="T2"><text:s text:c="4"/>-&gt; (SELECT * FROM WorkerClone);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0. Write an SQL query to show records from one table that another table does not have.</text:span></text:p>
            <text:p text:style-name="P3"><text:span text:style-name="T2"/></text:p>
            <text:p text:style-name="P3"><text:span text:style-name="T2">mysql&gt; SELECT * FROM Worker</text:span></text:p>
            <text:p text:style-name="P3"><text:span text:style-name="T2"><text:s text:c="4"/>-&gt; MINUS</text:span></text:p>
            <text:p text:style-name="P3"><text:span text:style-name="T2"><text:s text:c="4"/>-&gt; SELECT * FROM Title;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1. Write an SQL query to show the current date and time.</text:span></text:p>
            <text:p text:style-name="P3"><text:span text:style-name="T2"/></text:p>
            <text:p text:style-name="P3"><text:span text:style-name="T2">mysql&gt; SELECT getdate();</text:span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">Q-32. Write an SQL query to show the top n (say 10) records of a table.</text:span></text:p>
            <text:p text:style-name="P3"><text:span text:style-name="T1"/></text:p>
            <text:p text:style-name="P3"><text:span text:style-name="T1">mysql&gt; SELECT * FROM Worker ORDER BY Salary DESC LIMIT 10;</text:span></text:p>
            <text:p text:style-name="P3"><text:span text:style-name="T1">+-----------+------------+-----------+--------+---------------------+------------+</text:span></text:p>
            <text:p text:style-name="P3"><text:span text:style-name="T1">| WORKER_ID | FIRST_NAME | LAST_NAME | SALARY | JOINING_DATE <text:s text:c="7"/>| DEPARTMENT |</text:span></text:p>
            <text:p text:style-name="P3"><text:soft-page-break/><text:span text:style-name="T1">+-----------+------------+-----------+--------+---------------------+------------+</text:span></text:p>
            <text:p text:style-name="P3"><text:span text:style-name="T1">| <text:s text:c="8"/>4 | Amitabh <text:s text:c="3"/>| Singh <text:s text:c="4"/>| 500000 | 2014-02-20 09:00:00 | Admin <text:s text:c="5"/>|</text:span></text:p>
            <text:p text:style-name="P3"><text:span text:style-name="T1">| <text:s text:c="8"/>5 | Vivek <text:s text:c="5"/>| Bhati <text:s text:c="4"/>| 500000 | 2014-06-11 09:00:00 | Admin <text:s text:c="5"/>|</text:span></text:p>
            <text:p text:style-name="P3"><text:span text:style-name="T1">| <text:s text:c="8"/>3 | Vishal <text:s text:c="4"/>| Singhal <text:s text:c="2"/>| 300000 | 2014-02-20 09:00:00 | HR <text:s text:c="8"/>|</text:span></text:p>
            <text:p text:style-name="P3"><text:span text:style-name="T1">| <text:s text:c="8"/>6 | Vipul <text:s text:c="5"/>| Diwan <text:s text:c="4"/>| 200000 | 2014-06-11 09:00:00 | Account <text:s text:c="3"/>|</text:span></text:p>
            <text:p text:style-name="P3"><text:span text:style-name="T1">| <text:s text:c="8"/>1 | Monika <text:s text:c="4"/>| Arora <text:s text:c="4"/>| 100000 | 2014-02-20 09:00:00 | HR <text:s text:c="8"/>|</text:span></text:p>
            <text:p text:style-name="P3"><text:span text:style-name="T1">| <text:s text:c="8"/>8 | Geetika <text:s text:c="3"/>| Chauhan <text:s text:c="2"/>| <text:s/>90000 | 2014-04-11 09:00:00 | Admin <text:s text:c="5"/>|</text:span></text:p>
            <text:p text:style-name="P3"><text:span text:style-name="T1">| <text:s text:c="8"/>2 | Niharika <text:s text:c="2"/>| Verma <text:s text:c="4"/>| <text:s/>80000 | 2014-06-11 09:00:00 | Admin <text:s text:c="5"/>|</text:span></text:p>
            <text:p text:style-name="P3"><text:span text:style-name="T1">| <text:s text:c="8"/>7 | Satish <text:s text:c="4"/>| Kumar <text:s text:c="4"/>| <text:s/>75000 | 2014-01-20 09:00:00 | Account <text:s text:c="3"/>|</text:span></text:p>
            <text:p text:style-name="P3"><text:span text:style-name="T1">+-----------+------------+-----------+--------+---------------------+------------+</text:span></text:p>
            <text:p text:style-name="P3"><text:span text:style-name="T1">8 rows in set (0.01 sec)</text:span></text:p>
            <text:p text:style-name="P3"><text:span text:style-name="T1"/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3. Write an SQL query to determine the nth (say n=5) highest salary from a table.</text:span></text:p>
            <text:p text:style-name="P3"><text:span text:style-name="T2"/></text:p>
            <text:p text:style-name="P7"><text:span text:style-name="T3">mysql&gt; SELECT TOP 1 Salary</text:span></text:p>
            <text:p text:style-name="P7"><text:span text:style-name="T3"><text:s text:c="4"/>-&gt; FROM (</text:span></text:p>
            <text:p text:style-name="P7"><text:span text:style-name="T3"><text:s text:c="4"/>-&gt; <text:s/>SELECT DISTINCT TOP n Salary</text:span></text:p>
            <text:p text:style-name="P7"><text:span text:style-name="T3"><text:s text:c="4"/>-&gt; <text:s/>FROM Worker</text:span></text:p>
            <text:p text:style-name="P7"><text:span text:style-name="T3"><text:s text:c="4"/>-&gt; <text:s/>ORDER BY Salary DESC</text:span></text:p>
            <text:p text:style-name="P7"><text:span text:style-name="T3"><text:s text:c="4"/>-&gt; <text:s/>)</text:span></text:p>
            <text:p text:style-name="P7"><text:span text:style-name="T3"><text:s text:c="4"/>-&gt; ORDER BY Salary ASC;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4. Write an SQL query to determine the 5th highest salary without using TOP or limit method.</text:span></text:p>
            <text:p text:style-name="P3"><text:span text:style-name="T2"/></text:p>
            <text:p text:style-name="P3"><text:span text:style-name="T2">mysql&gt; SELECT Salary</text:span></text:p>
            <text:p text:style-name="P3"><text:span text:style-name="T2"><text:s text:c="4"/>-&gt; FROM Worker W1</text:span></text:p>
            <text:p text:style-name="P3"><text:span text:style-name="T2"><text:s text:c="4"/>-&gt; WHERE 4 = (</text:span></text:p>
            <text:p text:style-name="P3"><text:span text:style-name="T2"><text:s text:c="4"/>-&gt; <text:s/>SELECT COUNT( DISTINCT ( W2.Salary ) )</text:span></text:p>
            <text:p text:style-name="P3"><text:span text:style-name="T2"><text:s text:c="4"/>-&gt; <text:s/>FROM Worker W2</text:span></text:p>
            <text:p text:style-name="P3"><text:span text:style-name="T2"><text:s text:c="4"/>-&gt; <text:s/>WHERE W2.Salary &gt;= W1.Salary</text:span></text:p>
            <text:p text:style-name="P3"><text:span text:style-name="T2"><text:s text:c="4"/>-&gt; <text:s/>);</text:span></text:p>
            <text:p text:style-name="P3"><text:span text:style-name="T2">+--------+</text:span></text:p>
            <text:p text:style-name="P3"><text:span text:style-name="T2">| Salary |</text:span></text:p>
            <text:p text:style-name="P3"><text:span text:style-name="T2">+--------+</text:span></text:p>
            <text:p text:style-name="P3"><text:span text:style-name="T2">| 100000 |</text:span></text:p>
            <text:p text:style-name="P3"><text:span text:style-name="T2">+--------+</text:span></text:p>
            <text:p text:style-name="P3"><text:span text:style-name="T2">1 row in set (0.01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5. Write an SQL query to fetch the list of employees with the same salary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W.WORKER_ID, W.FIRST_NAME, W.Salary</text:span></text:p>
            <text:p text:style-name="P3"><text:span text:style-name="T2"><text:s text:c="4"/>-&gt; from Worker W, Worker W1</text:span></text:p>
            <text:p text:style-name="P3"><text:soft-page-break/><text:span text:style-name="T2"><text:s text:c="4"/>-&gt; where W.Salary = W1.Salary</text:span></text:p>
            <text:p text:style-name="P3"><text:span text:style-name="T2"><text:s text:c="4"/>-&gt; and W.WORKER_ID != W1.WORKER_ID;</text:span></text:p>
            <text:p text:style-name="P3"><text:span text:style-name="T2">+-----------+------------+--------+</text:span></text:p>
            <text:p text:style-name="P3"><text:span text:style-name="T2">| WORKER_ID | FIRST_NAME | Salary |</text:span></text:p>
            <text:p text:style-name="P3"><text:span text:style-name="T2">+-----------+------------+--------+</text:span></text:p>
            <text:p text:style-name="P3"><text:span text:style-name="T2">| <text:s text:c="8"/>5 | Vivek <text:s text:c="5"/>| 500000 |</text:span></text:p>
            <text:p text:style-name="P3"><text:span text:style-name="T2">| <text:s text:c="8"/>4 | Amitabh <text:s text:c="3"/>| 500000 |</text:span></text:p>
            <text:p text:style-name="P3"><text:span text:style-name="T2">+-----------+------------+--------+</text:span></text:p>
            <text:p text:style-name="P3"><text:span text:style-name="T2">2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6. Write an SQL query to show the second highest salary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max(Salary) from Worker</text:span></text:p>
            <text:p text:style-name="P3"><text:span text:style-name="T2"><text:s text:c="4"/>-&gt; where Salary not in (Select max(Salary) from Worker);</text:span></text:p>
            <text:p text:style-name="P3"><text:span text:style-name="T2">+-------------+</text:span></text:p>
            <text:p text:style-name="P3"><text:span text:style-name="T2">| max(Salary) |</text:span></text:p>
            <text:p text:style-name="P3"><text:span text:style-name="T2">+-------------+</text:span></text:p>
            <text:p text:style-name="P3"><text:span text:style-name="T2">| <text:s text:c="5"/>300000 |</text:span></text:p>
            <text:p text:style-name="P3"><text:span text:style-name="T2">+-------------+</text:span></text:p>
            <text:p text:style-name="P3"><text:span text:style-name="T2">1 row in set (0.02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7. Write an SQL query to show one row twice in results from a table.</text:span></text:p>
            <text:p text:style-name="P3"><text:span text:style-name="T2"/></text:p>
            <text:p text:style-name="P3"><text:span text:style-name="T2">mysql&gt; select FIRST_NAME, DEPARTMENT from worker W where W.DEPARTMENT='HR'</text:span></text:p>
            <text:p text:style-name="P3"><text:span text:style-name="T2"><text:s text:c="4"/>-&gt; union all</text:span></text:p>
            <text:p text:style-name="P3"><text:span text:style-name="T2"><text:s text:c="4"/>-&gt; select FIRST_NAME, DEPARTMENT from Worker W1 where W1.DEPARTMENT='HR';</text:span></text:p>
            <text:p text:style-name="P3"><text:span text:style-name="T2">+------------+------------+</text:span></text:p>
            <text:p text:style-name="P3"><text:span text:style-name="T2">| FIRST_NAME | DEPARTMENT |</text:span></text:p>
            <text:p text:style-name="P3"><text:span text:style-name="T2">+------------+------------+</text:span></text:p>
            <text:p text:style-name="P3"><text:span text:style-name="T2">| Monika <text:s text:c="4"/>| HR <text:s text:c="8"/>|</text:span></text:p>
            <text:p text:style-name="P3"><text:span text:style-name="T2">| Vishal <text:s text:c="4"/>| HR <text:s text:c="8"/>|</text:span></text:p>
            <text:p text:style-name="P3"><text:span text:style-name="T2">| Monika <text:s text:c="4"/>| HR <text:s text:c="8"/>|</text:span></text:p>
            <text:p text:style-name="P3"><text:span text:style-name="T2">| Vishal <text:s text:c="4"/>| HR <text:s text:c="8"/>|</text:span></text:p>
            <text:p text:style-name="P3"><text:span text:style-name="T2">+------------+------------+</text:span></text:p>
            <text:p text:style-name="P3"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38. Write an SQL query to fetch intersecting records of two tables.</text:span></text:p>
            <text:p text:style-name="P3"><text:span text:style-name="T2"/></text:p>
            <text:p text:style-name="P6"><text:span text:style-name="T6"/></text:p>
            <text:p text:style-name="P6"><text:span text:style-name="T6">mysql&gt; (SELECT * FROM Worker)</text:span></text:p>
            <text:p text:style-name="P6"><text:span text:style-name="T6"><text:s text:c="4"/>-&gt; INTERSECT</text:span></text:p>
            <text:p text:style-name="P6"><text:span text:style-name="T6"><text:s text:c="4"/>-&gt; (SELECT * FROM WorkerClone);</text:span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2">Q-39. Write an SQL query to fetch the first 50% records from a table.</text:span></text:p>
            <text:p text:style-name="P3"><text:span text:style-name="T2"/></text:p>
            <text:p text:style-name="P3"><text:span text:style-name="T2">mysql&gt; SELECT *</text:span></text:p>
            <text:p text:style-name="P3"><text:span text:style-name="T2"><text:s text:c="4"/>-&gt; FROM WORKER</text:span></text:p>
            <text:p text:style-name="P3"><text:span text:style-name="T2"><text:s text:c="4"/>-&gt; WHERE WORKER_ID &lt;= (SELECT count(WORKER_ID)/2 from Worker)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0. Write an SQL query to fetch the departments that have less than five people in it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EPARTMENT, COUNT(WORKER_ID) as 'Number of Workers' FROM Worker GROUP BY DEPARTMENT HAVING COUNT(WORKER_ID) &lt; 5;</text:span></text:p>
            <text:p text:style-name="P3"><text:span text:style-name="T2">+------------+-------------------+</text:span></text:p>
            <text:p text:style-name="P3"><text:span text:style-name="T2">| DEPARTMENT | Number of Workers |</text:span></text:p>
            <text:p text:style-name="P3"><text:span text:style-name="T2">+------------+-------------------+</text:span></text:p>
            <text:p text:style-name="P3"><text:span text:style-name="T2">| HR <text:s text:c="8"/>| <text:s text:c="16"/>2 |</text:span></text:p>
            <text:p text:style-name="P3"><text:span text:style-name="T2">| Admin <text:s text:c="5"/>| <text:s text:c="16"/>4 |</text:span></text:p>
            <text:p text:style-name="P3"><text:span text:style-name="T2">| Account <text:s text:c="3"/>| <text:s text:c="16"/>2 |</text:span></text:p>
            <text:p text:style-name="P3"><text:span text:style-name="T2">+------------+-------------------+</text:span></text:p>
            <text:p text:style-name="P3"><text:span text:style-name="T2">3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1. Write an SQL query to show all departments along with the number of people in ther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EPARTMENT, COUNT(DEPARTMENT) as 'Number of Workers' FROM Worker GROUP BY DEPARTMENT;</text:span></text:p>
            <text:p text:style-name="P3"><text:span text:style-name="T2">+------------+-------------------+</text:span></text:p>
            <text:p text:style-name="P3"><text:span text:style-name="T2">| DEPARTMENT | Number of Workers |</text:span></text:p>
            <text:p text:style-name="P3"><text:span text:style-name="T2">+------------+-------------------+</text:span></text:p>
            <text:p text:style-name="P3"><text:span text:style-name="T2">| HR <text:s text:c="8"/>| <text:s text:c="16"/>2 |</text:span></text:p>
            <text:p text:style-name="P3"><text:span text:style-name="T2">| Admin <text:s text:c="5"/>| <text:s text:c="16"/>4 |</text:span></text:p>
            <text:p text:style-name="P3"><text:span text:style-name="T2">| Account <text:s text:c="3"/>| <text:s text:c="16"/>2 |</text:span></text:p>
            <text:p text:style-name="P3"><text:soft-page-break/><text:span text:style-name="T2">+------------+-------------------+</text:span></text:p>
            <text:p text:style-name="P3"><text:span text:style-name="T2">3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2. Write an SQL query to show the last record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WORKER_ID = (SELECT max(WORKER_ID) from Worker)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8 | Geetika <text:s text:c="3"/>| Chauhan <text:s text:c="2"/>| <text:s/>90000 | 2014-04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1 row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3. Write an SQL query to fetch the first row of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* from Worker where WORKER_ID = (SELECT min(WORKER_ID) from Worker)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+-----------+------------+-----------+--------+---------------------+------------+</text:span></text:p>
            <text:p text:style-name="P3"><text:span text:style-name="T2">1 row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4. Write an SQL query to fetch the last five records from a table.</text:span></text:p>
            <text:p text:style-name="P3"><text:span text:style-name="T2"/></text:p>
            <text:p text:style-name="P3"><text:span text:style-name="T2">mysql&gt; SELECT * FROM Worker WHERE WORKER_ID &lt;=5</text:span></text:p>
            <text:p text:style-name="P3"><text:span text:style-name="T2"><text:s text:c="4"/>-&gt; UNION</text:span></text:p>
            <text:p text:style-name="P3"><text:span text:style-name="T2"><text:s text:c="4"/>-&gt; SELECT * FROM (SELECT * FROM Worker W order by W.WORKER_ID DESC) AS W1 WHERE W1.WORKER_ID &lt;=5;</text:span></text:p>
            <text:p text:style-name="P3"><text:span text:style-name="T2">+-----------+------------+-----------+--------+---------------------+------------+</text:span></text:p>
            <text:p text:style-name="P3"><text:span text:style-name="T2">| WORKER_ID | FIRST_NAME | LAST_NAME | SALARY | JOINING_DATE <text:s text:c="7"/>| DEPARTMENT |</text:span></text:p>
            <text:p text:style-name="P3"><text:span text:style-name="T2">+-----------+------------+-----------+--------+---------------------+------------+</text:span></text:p>
            <text:p text:style-name="P3"><text:span text:style-name="T2">| <text:s text:c="8"/>1 | Monika <text:s text:c="4"/>| Arora <text:s text:c="4"/>| 100000 | 2014-02-20 09:00:00 | HR <text:s text:c="8"/>|</text:span></text:p>
            <text:p text:style-name="P3"><text:span text:style-name="T2">| <text:s text:c="8"/>2 | Niharika <text:s text:c="2"/>| Verma <text:s text:c="4"/>| <text:s/>80000 | 2014-06-11 09:00:00 | Admin <text:s text:c="5"/>|</text:span></text:p>
            <text:p text:style-name="P3"><text:span text:style-name="T2">| <text:s text:c="8"/>3 | Vishal <text:s text:c="4"/>| Singhal <text:s text:c="2"/>| 300000 | 2014-02-20 09:00:00 | HR <text:s text:c="8"/>|</text:span></text:p>
            <text:p text:style-name="P3"><text:span text:style-name="T2">| <text:s text:c="8"/>4 | Amitabh <text:s text:c="3"/>| Singh <text:s text:c="4"/>| 500000 | 2014-02-20 09:00:00 | Admin <text:s text:c="5"/>|</text:span></text:p>
            <text:p text:style-name="P3"><text:soft-page-break/><text:span text:style-name="T2">| <text:s text:c="8"/>5 | Vivek <text:s text:c="5"/>| Bhati <text:s text:c="4"/>| 500000 | 2014-06-11 09:00:00 | Admin <text:s text:c="5"/>|</text:span></text:p>
            <text:p text:style-name="P3"><text:span text:style-name="T2">+-----------+------------+-----------+--------+---------------------+------------+</text:span></text:p>
            <text:p text:style-name="P3"><text:span text:style-name="T2">5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5. Write an SQL query to print the name of employees having the highest salary in each department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t.DEPARTMENT,t.FIRST_NAME,t.Salary from(SELECT max(Salary) as TotalSalary,DEPARTMENT from Worker group by DEPARTMENT) as TempNew</text:span></text:p>
            <text:p text:style-name="P3"><text:span text:style-name="T2"><text:s text:c="4"/>-&gt; Inner Join Worker t on TempNew.DEPARTMENT=t.DEPARTMENT</text:span></text:p>
            <text:p text:style-name="P3"><text:span text:style-name="T2"><text:s text:c="4"/>-&gt; <text:s/>and TempNew.TotalSalary=t.Salary;</text:span></text:p>
            <text:p text:style-name="P3"><text:span text:style-name="T2">+------------+------------+--------+</text:span></text:p>
            <text:p text:style-name="P3"><text:span text:style-name="T2">| DEPARTMENT | FIRST_NAME | Salary |</text:span></text:p>
            <text:p text:style-name="P3"><text:span text:style-name="T2">+------------+------------+--------+</text:span></text:p>
            <text:p text:style-name="P3"><text:span text:style-name="T2">| HR <text:s text:c="8"/>| Vishal <text:s text:c="4"/>| 300000 |</text:span></text:p>
            <text:p text:style-name="P3"><text:span text:style-name="T2">| Admin <text:s text:c="5"/>| Amitabh <text:s text:c="3"/>| 500000 |</text:span></text:p>
            <text:p text:style-name="P3"><text:span text:style-name="T2">| Admin <text:s text:c="5"/>| Vivek <text:s text:c="5"/>| 500000 |</text:span></text:p>
            <text:p text:style-name="P3"><text:span text:style-name="T2">| Account <text:s text:c="3"/>| Vipul <text:s text:c="5"/>| 200000 |</text:span></text:p>
            <text:p text:style-name="P3"><text:span text:style-name="T2">+------------+------------+--------+</text:span></text:p>
            <text:p text:style-name="P3"><text:span text:style-name="T2">4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6. Write an SQL query to fetch three max salaries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Salary from worker a WHERE 3 &gt;= (SELECT count(distinct Salary) from worker b WHERE a.Salary &lt;= b.Salary) order by a.Salary desc;</text:span></text:p>
            <text:p text:style-name="P3"><text:span text:style-name="T2">+--------+</text:span></text:p>
            <text:p text:style-name="P3"><text:span text:style-name="T2">| Salary |</text:span></text:p>
            <text:p text:style-name="P3"><text:span text:style-name="T2">+--------+</text:span></text:p>
            <text:p text:style-name="P3"><text:span text:style-name="T2">| 500000 |</text:span></text:p>
            <text:p text:style-name="P3"><text:span text:style-name="T2">| 300000 |</text:span></text:p>
            <text:p text:style-name="P3"><text:span text:style-name="T2">| 200000 |</text:span></text:p>
            <text:p text:style-name="P3"><text:span text:style-name="T2">+--------+</text:span></text:p>
            <text:p text:style-name="P3"><text:span text:style-name="T2">3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7. Write an SQL query to fetch three min salaries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Salary from worker a WHERE 3 &gt;= (SELECT count(distinct Salary) from worker b WHERE a.Salary &gt;= b.Salary) order by a.Salary desc;</text:span></text:p>
            <text:p text:style-name="P3"><text:span text:style-name="T2">+--------+</text:span></text:p>
            <text:p text:style-name="P3"><text:span text:style-name="T2">| Salary |</text:span></text:p>
            <text:p text:style-name="P3"><text:soft-page-break/><text:span text:style-name="T2">+--------+</text:span></text:p>
            <text:p text:style-name="P3"><text:span text:style-name="T2">| <text:s/>90000 |</text:span></text:p>
            <text:p text:style-name="P3"><text:span text:style-name="T2">| <text:s/>80000 |</text:span></text:p>
            <text:p text:style-name="P3"><text:span text:style-name="T2">| <text:s/>75000 |</text:span></text:p>
            <text:p text:style-name="P3"><text:span text:style-name="T2">+--------+</text:span></text:p>
            <text:p text:style-name="P3"><text:span text:style-name="T2">3 rows in set (0.00 sec)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8. Write an SQL query to fetch nth max salaries from a table.</text:span></text:p>
            <text:p text:style-name="P3"><text:span text:style-name="T2"/></text:p>
            <text:p text:style-name="P3"><text:span text:style-name="T2"/></text:p>
            <text:p text:style-name="P3"><text:span text:style-name="T2">mysql&gt; SELECT distinct Salary from worker a WHERE n &gt;= (SELECT count(distinct Salary) from worker b WHERE a.Salary &lt;= b.Salary) order by a.Salary desc;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49. Write an SQL query to fetch departments along with the total salaries paid for each of them.</text:span></text:p>
            <text:p text:style-name="P3"><text:span text:style-name="T2"/></text:p>
            <text:p text:style-name="P3"><text:span text:style-name="T2">mysql&gt; <text:s/>SELECT DEPARTMENT, sum(Salary) from worker group by DEPARTMENT;</text:span></text:p>
            <text:p text:style-name="P3"><text:span text:style-name="T2">+------------+-------------+</text:span></text:p>
            <text:p text:style-name="P3"><text:span text:style-name="T2">| DEPARTMENT | sum(Salary) |</text:span></text:p>
            <text:p text:style-name="P3"><text:span text:style-name="T2">+------------+-------------+</text:span></text:p>
            <text:p text:style-name="P3"><text:span text:style-name="T2">| HR <text:s text:c="8"/>| <text:s text:c="5"/>400000 |</text:span></text:p>
            <text:p text:style-name="P3"><text:span text:style-name="T2">| Admin <text:s text:c="5"/>| <text:s text:c="4"/>1170000 |</text:span></text:p>
            <text:p text:style-name="P3"><text:span text:style-name="T2">| Account <text:s text:c="3"/>| <text:s text:c="5"/>275000 |</text:span></text:p>
            <text:p text:style-name="P3"><text:span text:style-name="T2">+------------+------------</text:span></text:p>
            <text:p text:style-name="P3"><text:span text:style-name="T2"/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Q-50. Write an SQL query to fetch the names of workers who earn the highest salary.</text:span></text:p>
            <text:p text:style-name="P3"><text:span text:style-name="T2"/></text:p>
            <text:p text:style-name="P3"><text:span text:style-name="T2">mysql&gt; SELECT FIRST_NAME, SALARY from Worker WHERE SALARY=(SELECT max(SALARY) from Worker);</text:span></text:p>
            <text:p text:style-name="P3"><text:span text:style-name="T2">+------------+--------+</text:span></text:p>
            <text:p text:style-name="P3"><text:span text:style-name="T2">| FIRST_NAME | SALARY |</text:span></text:p>
            <text:p text:style-name="P3"><text:span text:style-name="T2">+------------+--------+</text:span></text:p>
            <text:p text:style-name="P3"><text:span text:style-name="T2">| Amitabh <text:s text:c="3"/>| 500000 |</text:span></text:p>
            <text:p text:style-name="P3"><text:span text:style-name="T2">| Vivek <text:s text:c="5"/>| 500000 |</text:span></text:p>
            <text:p text:style-name="P3"><text:span text:style-name="T2">+------------+--------+</text:span></text:p>
            <text:p text:style-name="P3"><text:span text:style-name="T2">2 rows in set (0.00 sec)</text:span>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ddy, P Praveen (Cognizant)</meta:initial-creator>
    <dc:creator>praveen reddy</dc:creator>
    <meta:editing-cycles>1</meta:editing-cycles>
    <meta:creation-date>2022-12-01T12:00:00</meta:creation-date>
    <dc:date>2022-12-01T18:44:23.05</dc:date>
    <meta:editing-duration>PT3S</meta:editing-duration>
    <meta:generator>OpenOffice/4.1.11$Win32 OpenOffice.org_project/4111m1$Build-9808</meta:generator>
    <meta:document-statistic meta:table-count="1" meta:image-count="0" meta:object-count="0" meta:page-count="17" meta:paragraph-count="536" meta:word-count="4049" meta:character-count="26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